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6pt"/>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font-size-complex="16pt"/>
    </style:style>
    <style:style style:name="T2" style:family="text">
      <style:text-properties fo:font-size="14pt"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Game Design Document Flower Soldier</text:span></text:p>
      <text:p text:style-name="Standard"><text:span text:style-name="T2">Das Spiel ist ein 2D-Platformer, in dem man durch das Level rennt und Gegner besiegt. </text:span></text:p>
      <text:p text:style-name="P1"><text:span text:style-name="T1">Story</text:span></text:p>
      <text:p text:style-name="Standard"><text:span text:style-name="T2">Man spielt den „Super Space Gardener“, der ein von der Nasa erschaffener Supergärtner der Liebe ist. Jedoch hat er herausgefunden, dass die Liebe eigentlich ein Fehler in seinem Programm ist und seine Erschaffer ihn eigentlich für den Krieg erschaffen haben, deswegen möchte er seine Schöpfer, die eine furchtbare Pollenallergie haben, mit seiner Superblume, die er <text:s/>einstauben. Die Nasa versucht das jedoch zu verhindern, indem sie gefühlslose, pflanzenhassende Steine erschafft und auf dem Weg des Gärtners platziert, die ihm seine Pflanzenkraft rauben wollen. </text:span></text:p>
      <text:p text:style-name="P1"><text:span text:style-name="T1">Charaktere</text:span></text:p>
      <text:p text:style-name="Standard"><text:span text:style-name="T2">Super Space Gardener:</text:span></text:p>
      <text:p text:style-name="Standard"><text:span text:style-name="T2">Der SSG kann nach links und rechts laufen. Außerdem kann er nach oben springen. Seine erste besondere Fähigkeit ist, dass er die Zeit verlangsamen kann, was dem Spieler Zeit zum Nachdenken und verschiedene Möglichkeiten für Manöver bereitet. In der Zeitlupe hat der Spieler Zeit, mit der Maus/Joystick einen „Vektor“ zu zeichnen, in dessen Richtung er dann „dasht“. </text:span></text:p>
      <text:p text:style-name="Standard"><text:span text:style-name="T2">Als Verteidigungsobjekt dient dem SSG seine Superblume, mit dem er für eine Sekunde auf den gefühlslosen Steinen laufen kann.</text:span><text:bookmark text:name="_GoBack"/></text:p>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ProfSchueler</meta:initial-creator>
    <dc:creator>AProfSchueler</dc:creator>
    <meta:editing-cycles>2</meta:editing-cycles>
    <meta:creation-date>2020-02-13T13:30:00</meta:creation-date>
    <dc:date>2020-02-13T14:38:00</dc:date>
    <meta:editing-duration>P0D</meta:editing-duration>
    <meta:generator>LibreOffice/6.3.4.2$Windows_X86_64 LibreOffice_project/60da17e045e08f1793c57c00ba83cdfce946d0aa</meta:generator>
    <meta:document-statistic meta:table-count="0" meta:image-count="0" meta:object-count="0" meta:page-count="1" meta:paragraph-count="8" meta:word-count="183" meta:character-count="1211" meta:non-whitespace-character-count="1032"/>
    <meta:user-defined meta:name="AppVersion">15.0000</meta:user-defined>
    <meta:user-defined meta:name="Company">Musterschu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